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Envelop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Envelope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Envelope.BasicEnvelope( Object value , Object identification ,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Envelope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